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4.58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start" style:text-autospace="none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use-window-font-color="true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justify"/>
      <style:text-properties fo:font-size="10pt" style:font-size-asian="10pt" style:font-size-complex="10pt"/>
    </style:style>
    <style:style style:name="P8" style:family="paragraph">
      <style:paragraph-properties fo:text-align="justify" style:text-autospac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bold" style:letter-kerning="true" style:font-family-asian="SimSun" style:font-family-generic-asian="system" style:font-pitch-asian="variable" style:font-size-asian="10pt" style:font-style-asian="normal" style:font-weight-asian="bold" style:font-family-complex="Mangal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bold" style:letter-kerning="true" style:font-family-asian="SimSun" style:font-family-generic-asian="system" style:font-pitch-asian="variable" style:font-size-asian="10pt" style:font-style-asian="normal" style:font-weight-asian="bold" style:font-family-complex="Mangal" style:font-family-generic-complex="system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48cm" svg:height="3.793cm" svg:x="1cm" svg:y="1cm">
          <draw:text-box>
            <text:p><text:span text:style-name="T1">Inputs and Pipes</text:span></text:p>
            <text:p><text:span text:style-name="T1">The communication between various application components is</text:span></text:p>
            <text:p><text:span text:style-name="T1">implemented using the pipes and filters design pattern.</text:span></text:p>
            <text:p><text:span text:style-name="T1"/></text:p>
            <text:p><text:span text:style-name="T1">An input generates data for listeners.</text:span></text:p>
            <text:p><text:span text:style-name="T1">A pipe transforms data from input and sends it to output, it could also</text:span></text:p>
            <text:p><text:span text:style-name="T1">Use data to implement some functionality (like drawing on screen).</text:span></text:p>
            <text:p><text:span text:style-name="T1"/></text:p>
          </draw:text-box>
        </draw:frame>
        <draw:rect draw:style-name="gr2" draw:text-style-name="P4" draw:id="id1" draw:layer="layout" svg:width="9.525cm" svg:height="5.08cm" svg:x="2.27cm" svg:y="6.715cm">
          <text:p text:style-name="P2"><text:span text:style-name="T2">Mouse3dEventsPipe</text:span></text:p>
          <text:p text:style-name="P2"><text:span text:style-name="T3">Converts 2D mouse coordinates to 3D mouse coordinates</text:span></text:p>
          <text:p text:style-name="P2"><text:span text:style-name="T3"/></text:p>
          <text:p text:style-name="P3"><text:span text:style-name="T2">Depends on:</text:span></text:p>
          <text:p text:style-name="P3"><text:span text:style-name="T3">MouseEventsInput – receives mouse 2D position</text:span></text:p>
          <text:p text:style-name="P3"><text:span text:style-name="T3">View</text:span></text:p>
          <text:p text:style-name="P3"><text:span text:style-name="T2">Outputs: </text:span><text:span text:style-name="T3">mouse 3D position</text:span></text:p>
          <text:p text:style-name="P3"><text:span text:style-name="T3"/></text:p>
          <text:p text:style-name="P3"><text:span text:style-name="T2">Supported commands:</text:span></text:p>
          <text:p text:style-name="P3"><text:span text:style-name="T3">SetPlane, GetPlane</text:span></text:p>
          <text:p text:style-name="P3"><text:span text:style-name="T3">ExcludedPlane</text:span></text:p>
          <text:p text:style-name="P3"><text:span text:style-name="T3">Suspend, Resume</text:span></text:p>
        </draw:rect>
        <draw:rect draw:style-name="gr2" draw:text-style-name="P5" draw:id="id2" draw:layer="layout" svg:width="12.065cm" svg:height="5.715cm" svg:x="1cm" svg:y="13.065cm">
          <text:p text:style-name="P2"><text:span text:style-name="T4">GeometricSolverPipe</text:span></text:p>
          <text:p text:style-name="P2"><text:span text:style-name="T5">Converts mouse 3D coordinates to 3D hint coordinates related to geometry</text:span></text:p>
          <text:p text:style-name="P2"><text:span text:style-name="T5">Draws hint geometry on a separate layer</text:span></text:p>
          <text:p text:style-name="P2"><text:span text:style-name="T5"/></text:p>
          <text:p text:style-name="P3"><text:span text:style-name="T4">Depends on: </text:span><text:span text:style-name="T5">Mouse3DEventsPipe – receives Mouse3DPosition</text:span></text:p>
          <text:p text:style-name="P3"><text:span text:style-name="T2">Outputs: </text:span><text:span text:style-name="T3">Mouse3DPosition</text:span></text:p>
          <text:p text:style-name="P3"><text:span text:style-name="T5"/></text:p>
          <text:p text:style-name="P3"><text:span text:style-name="T4">Supported commands:</text:span></text:p>
          <text:p text:style-name="P3"><text:span text:style-name="T5">Suspend, Resume</text:span></text:p>
          <text:p text:style-name="P3"><text:span text:style-name="T5">EnableAll, DisableAll</text:span></text:p>
          <text:p text:style-name="P3"><text:span text:style-name="T5">EnableRule, DisableRule</text:span></text:p>
          <text:p text:style-name="P3"><text:span text:style-name="T5">ResetPreviousPoint</text:span></text:p>
          <text:p text:style-name="P3"><text:span text:style-name="T5">GetSolver</text:span></text:p>
          <text:p text:style-name="P3"><text:span text:style-name="T5"/></text:p>
        </draw:rect>
        <draw:connector draw:style-name="gr3" draw:text-style-name="P6" draw:layer="layout" draw:type="lines" svg:x1="7.03cm" svg:y1="5.721cm" svg:x2="7.032cm" svg:y2="6.715cm" draw:end-shape="id1" svg:d="m7030 5721v0l2 493v501">
          <text:p text:style-name="P4"><text:span text:style-name="T1">2D coordinate</text:span></text:p>
        </draw:connector>
        <draw:connector draw:style-name="gr3" draw:text-style-name="P6" draw:layer="layout" draw:type="lines" svg:x1="7.032cm" svg:y1="11.795cm" svg:x2="7.032cm" svg:y2="13.065cm" draw:start-shape="id1" draw:end-shape="id2" svg:d="m7032 11795v501 268 501">
          <text:p text:style-name="P4"><text:span text:style-name="T1">3D coordinate</text:span></text:p>
        </draw:connector>
        <draw:connector draw:style-name="gr3" draw:text-style-name="P6" draw:layer="layout" draw:type="lines" draw:line-skew="0.134cm -0.769cm" svg:x1="7.032cm" svg:y1="18.78cm" svg:x2="7.35cm" svg:y2="20.685cm" draw:start-shape="id2" draw:end-shape="id3" svg:d="m7032 18780v635h318v1270">
          <text:p text:style-name="P4"><text:span text:style-name="T1">3D coordinate near geometry</text:span></text:p>
        </draw:connector>
        <draw:rect draw:style-name="gr4" draw:text-style-name="P7" draw:id="id3" draw:layer="layout" svg:width="10.16cm" svg:height="3.175cm" svg:x="2.27cm" svg:y="20.685cm">
          <text:p text:style-name="P7"><text:span text:style-name="T6">ShapeDetectionPipe</text:span></text:p>
          <text:p text:style-name="P7"><text:span text:style-name="T7"/></text:p>
          <text:p text:style-name="P8"><text:span text:style-name="T2">Depends on: </text:span><text:span text:style-name="T3">GeometricSolverPipe – receives Mouse3DPosition</text:span></text:p>
          <text:p text:style-name="P8"><text:span text:style-name="T2">Outputs: </text:span><text:span text:style-name="T3">detected shape</text:span></text:p>
          <text:p text:style-name="P8"><text:span text:style-name="T3"/></text:p>
          <text:p text:style-name="P8"><text:span text:style-name="T2">Supported commands:</text:span></text:p>
        </draw:rect>
        <draw:connector draw:style-name="gr3" draw:text-style-name="P6" draw:layer="layout" draw:type="lines" svg:x1="7.35cm" svg:y1="23.86cm" svg:x2="7.355cm" svg:y2="25.779cm" draw:start-shape="id3" draw:start-glue-point="2" svg:d="m7350 23860v501l5 1418v0">
          <text:p text:style-name="P6"><text:span text:style-name="T1">detected shap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draw:auto-grow-height="true" draw:auto-grow-width="true" draw:fit-to-size="false" draw:shadow="hidden" draw:shadow-offset-x="0.305cm" draw:shadow-offset-y="0.305cm" draw:shadow-color="#808080" draw:line-distance="0.025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1-17T11:51:44.17</meta:creation-date>
    <dc:date>2011-11-28T19:36:18.51</dc:date>
    <meta:editing-duration>PT07H18M00S</meta:editing-duration>
    <meta:editing-cycles>14</meta:editing-cycles>
    <meta:generator>OpenOffice.org/3.2$Win32 OpenOffice.org_project/320m18$Build-9502</meta:generator>
    <meta:document-statistic meta:object-count="8"/>
  </office:meta>
</office:document-meta>
</file>